
<file path=META-INF/manifest.xml><?xml version="1.0" encoding="utf-8"?>
<!--hello w--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!--orld fr--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</text:p>
    </office:text>
  </office:body>
</office:document-content>
</file>

<file path=styles.xml><?xml version="1.0" encoding="utf-8"?>
<!--nt odt!--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!--om enco--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eran BW</meta:initial-creator>
    <dc:creator>Kieran BW</dc:creator>
    <meta:creation-date>2020-05-23T23:18:00Z</meta:creation-date>
    <dc:date>2020-05-23T23:1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